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officeooo:paragraph-rsid="0077fdf3"/>
    </style:style>
    <style:style style:name="P8" style:family="paragraph" style:parent-style-name="First_20_line_20_indent">
      <style:paragraph-properties fo:margin-left="0cm" fo:margin-right="0cm" fo:text-indent="0cm" style:auto-text-indent="false"/>
      <style:text-properties officeooo:paragraph-rsid="0077fdf3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2a7df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81_2574413075"/>r=Robot(animate=true)<text:bookmark-end text:name="__DdeLink__81_2574413075"/></text:p>
      <text:p text:style-name="P8">function way_to_edge!(r::Robot)</text:p>
      <text:p text:style-name="P8"><text:s text:c="4"/>numsteps_sud=0</text:p>
      <text:p text:style-name="P8"><text:s text:c="4"/>while !isborder(r, Sud)</text:p>
      <text:p text:style-name="P8"><text:s text:c="8"/>move!(r, Sud)</text:p>
      <text:p text:style-name="P8"><text:s text:c="8"/>numsteps_sud+=1,</text:p>
      <text:p text:style-name="P8"><text:s text:c="4"/>end</text:p>
      <text:p text:style-name="P8"><text:s text:c="4"/>numsteps_west=0</text:p>
      <text:p text:style-name="P8"><text:s text:c="4"/>while !isborder(r, west)</text:p>
      <text:p text:style-name="P8"><text:s text:c="8"/>move!(r, west)</text:p>
      <text:p text:style-name="P8"><text:s text:c="8"/>numsteps_west+=1</text:p>
      <text:p text:style-name="P8"><text:s text:c="4"/>end</text:p>
      <text:p text:style-name="P8"><text:s text:c="4"/>if !isborder(r,Sud)</text:p>
      <text:p text:style-name="P8"><text:s text:c="8"/>while !isborder(r, Sud)</text:p>
      <text:p text:style-name="P8"><text:s text:c="12"/>move!(r, Sud)</text:p>
      <text:p text:style-name="P8"><text:s text:c="12"/>numsteps_sud+=1</text:p>
      <text:p text:style-name="P8"><text:s text:c="8"/>end</text:p>
      <text:p text:style-name="P8"><text:s text:c="4"/>end</text:p>
      <text:p text:style-name="P8">end</text:p>
      <text:p text:style-name="P8"/>
      <text:p text:style-name="P8">function find_border!(r::Robot)</text:p>
      <text:p text:style-name="P8"><text:s text:c="4"/>while !isborder(r,ost)</text:p>
      <text:p text:style-name="P8"><text:s text:c="8"/>move!(r,ost)</text:p>
      <text:p text:style-name="P8"><text:s text:c="8"/>if isborder(r,Nord)</text:p>
      <text:p text:style-name="P8"><text:s text:c="12"/>return ost</text:p>
      <text:p text:style-name="P8"><text:s text:c="8"/>end</text:p>
      <text:p text:style-name="P8"><text:s text:c="4"/>end</text:p>
      <text:p text:style-name="P8"><text:s text:c="4"/>move!(r,Nord)</text:p>
      <text:p text:style-name="P8"><text:s text:c="4"/>while !isborder(r,west)</text:p>
      <text:p text:style-name="P8"><text:s text:c="8"/>move!(r,west)</text:p>
      <text:p text:style-name="P8"><text:s text:c="8"/>if isborder(r,Nord)</text:p>
      <text:p text:style-name="P8"><text:s text:c="12"/>return west</text:p>
      <text:p text:style-name="P8"><text:s text:c="8"/>end</text:p>
      <text:p text:style-name="P8"><text:s text:c="4"/>end</text:p>
      <text:p text:style-name="P8">end</text:p>
      <text:p text:style-name="P8">way_to_edge!(r)</text:p>
      <text:p text:style-name="P8">find_border(r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6293686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9-15T17:20:23.906370652</meta:creation-date>
    <dc:title>Default</dc:title>
    <meta:editing-cycles>3</meta:editing-cycles>
    <meta:editing-duration>PT14M3S</meta:editing-duration>
    <meta:generator>LibreOffice/7.2.7.2$Linux_X86_64 LibreOffice_project/20$Build-2</meta:generator>
    <dc:date>2023-09-15T17:44:36.617381796</dc:date>
    <meta:document-statistic meta:table-count="1" meta:image-count="0" meta:object-count="0" meta:page-count="1" meta:paragraph-count="46" meta:word-count="77" meta:character-count="771" meta:non-whitespace-character-count="544"/>
  </office:meta>
</office:document-meta>
</file>